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00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4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465cm"/>
    </style:style>
    <style:style style:name="gr5" style:family="graphic" style:parent-style-name="objectwithoutfill">
      <style:graphic-properties draw:marker-start="" draw:marker-end="Arrowheads_20_1" draw:fill="none" draw:textarea-vertical-align="middle"/>
    </style:style>
    <style:style style:name="gr6" style:family="graphic" style:parent-style-name="objectwithoutfill">
      <style:graphic-properties draw:marker-start="Arrowheads_20_1" draw:marker-end=""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92cm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marker-end="Arrowheads_20_1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609cm" svg:height="17.875cm" svg:x="3.091cm" svg:y="0.8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091cm" svg:y1="18.774cm" svg:x2="3.091cm" svg:y2="0.899cm">
          <text:p/>
        </draw:line>
        <draw:line draw:style-name="gr2" draw:text-style-name="P1" draw:layer="layout" svg:x1="3.091cm" svg:y1="18.774cm" svg:x2="27.7cm" svg:y2="18.774cm">
          <text:p/>
        </draw:line>
        <draw:frame draw:style-name="gr3" draw:text-style-name="P2" draw:layer="layout" svg:width="0.972cm" svg:height="1.038cm" svg:x="1.9cm" svg:y="1.128cm">
          <draw:text-box>
            <text:p><text:span text:style-name="T1">P</text:span></text:p>
          </draw:text-box>
        </draw:frame>
        <draw:frame draw:style-name="gr4" draw:text-style-name="P2" draw:layer="layout" svg:width="0.972cm" svg:height="1.038cm" svg:x="26.351cm" svg:y="19.002cm">
          <draw:text-box>
            <text:p><text:span text:style-name="T1">V</text:span></text:p>
          </draw:text-box>
        </draw:frame>
        <draw:line draw:style-name="gr5" draw:text-style-name="P1" draw:layer="layout" svg:x1="13.113cm" svg:y1="4.071cm" svg:x2="4.976cm" svg:y2="4.071cm">
          <text:p/>
        </draw:line>
        <draw:path draw:style-name="gr6" draw:text-style-name="P1" draw:layer="layout" svg:width="13cm" svg:height="8.165cm" draw:transform="skewX (0.0102974425867665) rotate (-1.42139614282418) translate (21.2001936616726cm 2.93903582417741cm)" svg:viewBox="0 0 13001 8166" svg:d="m0 8166c6126 0 13001-8166 13001-8166">
          <text:p/>
        </draw:path>
        <draw:line draw:style-name="gr7" draw:text-style-name="P1" draw:layer="layout" svg:x1="11.029cm" svg:y1="15.796cm" svg:x2="23.135cm" svg:y2="15.796cm">
          <text:p/>
        </draw:line>
        <draw:line draw:style-name="gr8" draw:text-style-name="P1" draw:layer="layout" svg:x1="3.091cm" svg:y1="4.071cm" svg:x2="4.976cm" svg:y2="4.071cm">
          <text:p/>
        </draw:line>
        <draw:line draw:style-name="gr8" draw:text-style-name="P1" draw:layer="layout" svg:x1="11.029cm" svg:y1="15.796cm" svg:x2="3.091cm" svg:y2="15.796cm">
          <text:p/>
        </draw:line>
        <draw:line draw:style-name="gr8" draw:text-style-name="P1" draw:layer="layout" svg:x1="11.029cm" svg:y1="15.796cm" svg:x2="11.029cm" svg:y2="18.774cm">
          <text:p/>
        </draw:line>
        <draw:line draw:style-name="gr8" draw:text-style-name="P1" draw:layer="layout" svg:x1="23.035cm" svg:y1="15.796cm" svg:x2="23.035cm" svg:y2="18.774cm">
          <text:p/>
        </draw:line>
        <draw:line draw:style-name="gr8" draw:text-style-name="P1" draw:layer="layout" svg:x1="4.976cm" svg:y1="4.071cm" svg:x2="4.976cm" svg:y2="18.773cm">
          <text:p/>
        </draw:line>
        <draw:line draw:style-name="gr9" draw:text-style-name="P1" draw:layer="layout" svg:x1="3.091cm" svg:y1="18.774cm" svg:x2="3.091cm" svg:y2="19.255cm">
          <text:p/>
        </draw:line>
        <draw:line draw:style-name="gr9" draw:text-style-name="P1" draw:layer="layout" svg:x1="4.975cm" svg:y1="18.774cm" svg:x2="4.975cm" svg:y2="19.255cm">
          <text:p/>
        </draw:line>
        <draw:line draw:style-name="gr10" draw:text-style-name="P1" xml:id="id2" draw:id="id2" draw:layer="layout" svg:x1="3.091cm" svg:y1="19.063cm" svg:x2="4.975cm" svg:y2="19.063cm">
          <text:p/>
        </draw:line>
        <draw:frame draw:style-name="gr11" draw:text-style-name="P3" xml:id="id1" draw:id="id1" draw:layer="layout" svg:width="2.792cm" svg:height="1.361cm" svg:x="0.008cm" svg:y="19.6cm">
          <draw:text-box>
            <text:p text:style-name="P3">clearance </text:p>
            <text:p text:style-name="P3">volume</text:p>
          </draw:text-box>
        </draw:frame>
        <draw:connector draw:style-name="gr12" draw:text-style-name="P1" draw:layer="layout" svg:x1="2.8cm" svg:y1="20.28cm" svg:x2="4.033cm" svg:y2="19.063cm" draw:start-shape="id1" draw:start-glue-point="1" draw:end-shape="id2" draw:end-glue-point="0" svg:d="m2800 20280h1233v-1217" svg:viewBox="0 0 1234 1218">
          <text:p/>
        </draw:connector>
        <draw:frame draw:style-name="gr13" draw:layer="layout" svg:width="1.111cm" svg:height="1.171cm" svg:x="2.1cm" svg:y="15.2cm">
          <draw:text-box>
            <text:p>P<text:span text:style-name="T2">s</text:span></text:p>
          </draw:text-box>
        </draw:frame>
        <draw:frame draw:style-name="gr13" draw:layer="layout" svg:width="1.128cm" svg:height="1.171cm" svg:x="2cm" svg:y="3.629cm">
          <draw:text-box>
            <text:p>P<text:span text:style-name="T2">d</text:span></text:p>
          </draw:text-box>
        </draw:frame>
        <draw:line draw:style-name="gr9" draw:text-style-name="P1" draw:layer="layout" svg:x1="23.023cm" svg:y1="18.774cm" svg:x2="23.023cm" svg:y2="19.255cm">
          <text:p/>
        </draw:line>
        <draw:line draw:style-name="gr10" draw:text-style-name="P1" draw:layer="layout" svg:x1="4.975cm" svg:y1="19.063cm" svg:x2="23.023cm" svg:y2="19.063cm">
          <text:p/>
        </draw:line>
        <draw:frame draw:style-name="gr13" draw:text-style-name="P3" draw:layer="layout" svg:width="4.943cm" svg:height="1.361cm" svg:x="11.7cm" svg:y="19.039cm">
          <draw:text-box>
            <text:p text:style-name="P3">Swept volume or</text:p>
            <text:p text:style-name="P3">Piston displacement</text:p>
          </draw:text-box>
        </draw:frame>
        <draw:frame draw:style-name="gr13" draw:text-style-name="P3" draw:layer="layout" svg:width="3.313cm" svg:height="0.806cm" draw:transform="rotate (-0.838456172658076) translate (15.799cm 8.302cm)">
          <draw:text-box>
            <text:p text:style-name="P3">compression</text:p>
          </draw:text-box>
        </draw:frame>
        <draw:frame draw:style-name="gr13" draw:text-style-name="P3" draw:layer="layout" svg:width="2.763cm" svg:height="0.806cm" draw:transform="rotate (-1.05732046085817) translate (7.343cm 9.596cm)">
          <draw:text-box>
            <text:p text:style-name="P3">expansion</text:p>
          </draw:text-box>
        </draw:frame>
        <draw:frame draw:style-name="gr13" draw:text-style-name="P3" draw:layer="layout" svg:width="2.077cm" svg:height="0.806cm" svg:x="15.8cm" svg:y="15.1cm">
          <draw:text-box>
            <text:p text:style-name="P3">suction</text:p>
          </draw:text-box>
        </draw:frame>
        <draw:frame draw:style-name="gr13" draw:text-style-name="P3" draw:layer="layout" svg:width="2.653cm" svg:height="0.806cm" svg:x="7.7cm" svg:y="3.465cm">
          <draw:text-box>
            <text:p text:style-name="P3">discharge</text:p>
          </draw:text-box>
        </draw:frame>
        <draw:frame draw:style-name="gr13" draw:text-style-name="P3" draw:layer="layout" svg:width="0.87cm" svg:height="0.806cm" svg:x="4.93cm" svg:y="14.99cm">
          <draw:text-box>
            <text:p text:style-name="P3">4'</text:p>
          </draw:text-box>
        </draw:frame>
        <draw:frame draw:style-name="gr13" draw:text-style-name="P3" draw:layer="layout" svg:width="0.777cm" svg:height="0.806cm" svg:x="11.029cm" svg:y="15cm">
          <draw:text-box>
            <text:p text:style-name="P3">4</text:p>
          </draw:text-box>
        </draw:frame>
        <draw:frame draw:style-name="gr13" draw:text-style-name="P3" draw:layer="layout" svg:width="0.777cm" svg:height="0.806cm" svg:x="22.93cm" svg:y="15cm">
          <draw:text-box>
            <text:p text:style-name="P3">1</text:p>
          </draw:text-box>
        </draw:frame>
        <draw:frame draw:style-name="gr13" draw:text-style-name="P3" draw:layer="layout" svg:width="0.777cm" svg:height="0.806cm" svg:x="4.976cm" svg:y="3.265cm">
          <draw:text-box>
            <text:p text:style-name="P3">3</text:p>
          </draw:text-box>
        </draw:frame>
        <draw:frame draw:style-name="gr13" draw:text-style-name="P3" draw:layer="layout" svg:width="0.777cm" svg:height="0.806cm" svg:x="12.336cm" svg:y="3.265cm">
          <draw:text-box>
            <text:p text:style-name="P3">2</text:p>
          </draw:text-box>
        </draw:frame>
        <draw:path draw:style-name="gr14" draw:text-style-name="P1" draw:layer="layout" svg:width="12.124cm" svg:height="5.227cm" draw:transform="rotate (-1.50168128841592) translate (10.1916469742788cm 3.70994526996784cm)" svg:viewBox="0 0 12125 5228" svg:d="m0 5228c6144 0 12125-5228 12125-5228">
          <text:p/>
        </draw:path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12T11:09:14</meta:creation-date>
    <dc:date>2013-04-13T13:09:37</dc:date>
    <dc:creator>Jefferson Gomes</dc:creator>
    <meta:editing-duration>PT21H42M24S</meta:editing-duration>
    <meta:editing-cycles>9</meta:editing-cycles>
    <meta:generator>LibreOffice/3.5$Linux_X86_64 LibreOffice_project/350m1$Build-2</meta:generator>
    <meta:document-statistic meta:object-count="56"/>
  </office:meta>
</office:document-meta>
</file>